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-0.318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 Semibold" fo:font-size="32pt" fo:text-shadow="none" style:font-size-asian="32pt" style:font-size-complex="32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32pt" fo:font-style="normal" fo:text-shadow="none" style:font-size-asian="32pt" style:font-style-asian="normal" style:font-size-complex="32pt" style:font-style-complex="normal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32pt" fo:text-shadow="none" style:font-size-asian="32pt" style:font-size-complex="32pt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" fo:font-size="32pt" fo:text-shadow="none" style:font-size-asian="32pt" style:font-size-complex="32pt"/>
    </style:style>
    <style:style style:name="P11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2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ffffff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ffffff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ffffff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8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9" style:family="text">
      <style:text-properties fo:color="#000000" style:font-name="Segoe UI Semibold" fo:font-size="32pt" fo:font-style="normal" fo:text-shadow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0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1" style:family="text">
      <style:text-properties fo:color="#003d73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2" style:family="text">
      <style:text-properties fo:color="#003d73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3" style:family="text">
      <style:text-properties fo:color="#000000" style:font-name="Segoe UI" fo:font-size="32pt" fo:text-shadow="none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75cm">
          <draw:text-box>
            <text:p text:style-name="P1"><text:span text:style-name="T1">PSALMODY</text:span></text:p>
            <text:p text:style-name="P1"><text:span text:style-name="T2">Psalm 13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146cm" svg:height="7.766cm" svg:x="1.346cm" svg:y="0.762cm">
          <draw:text-box>
            <text:p text:style-name="P4"><text:span text:style-name="T3">1</text:span><text:span text:style-name="T4">Out of the depths</text:span><text:span text:style-name="T5"> </text:span></text:p>
            <text:p text:style-name="P4"><text:span text:style-name="T6"><text:s text:c="5"/></text:span><text:span text:style-name="T7"><text:s/></text:span><text:span text:style-name="T8">I cry to you, O LORD!</text:span></text:p>
            <text:p text:style-name="P5"><text:span text:style-name="T3">2</text:span><text:span text:style-name="T4">O Lord, hear my voice!</text:span></text:p>
            <text:p text:style-name="P5"><text:span text:style-name="T6"><text:s text:c="6"/></text:span><text:span text:style-name="T8">Let your ears be attentive to the voice of </text:span></text:p>
            <text:p text:style-name="P5"><text:span text:style-name="T8"><text:s text:c="6"/></text:span><text:span text:style-name="T8">my pleas for merc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146cm" svg:height="6.263cm" svg:x="1.524cm" svg:y="0.762cm">
          <draw:text-box>
            <text:p text:style-name="P5"><text:span text:style-name="T3">3</text:span><text:span text:style-name="T4">If you, O LORD, should mark iniquities,</text:span></text:p>
            <text:p text:style-name="P5"><text:span text:style-name="T9"><text:s text:c="6"/></text:span><text:span text:style-name="T2">O Lord, who could stand?</text:span></text:p>
            <text:p text:style-name="P7"><text:span text:style-name="T3">4</text:span><text:span text:style-name="T4">But with you there is forgiveness,</text:span></text:p>
            <text:p text:style-name="P5"><text:span text:style-name="T9"><text:s text:c="6"/></text:span><text:span text:style-name="T2">that you may be fear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9" draw:layer="layout" svg:width="25.146cm" svg:height="7.766cm" svg:x="1.413cm" svg:y="0.648cm">
          <draw:text-box>
            <text:p text:style-name="P5"><text:span text:style-name="T3">5</text:span><text:span text:style-name="T4">I wait for the LORD, my soul waits,</text:span></text:p>
            <text:p text:style-name="P5"><text:span text:style-name="T10"><text:s text:c="6"/></text:span><text:span text:style-name="T8">and in his word I hope;</text:span></text:p>
            <text:p text:style-name="P5"><text:span text:style-name="T3">6</text:span><text:span text:style-name="T4">my soul waits for the Lord more than watchmen <text:s/>for the morning,</text:span></text:p>
            <text:p text:style-name="P5"><text:span text:style-name="T10"><text:s text:c="6"/></text:span><text:span text:style-name="T8">more than watchmen for the morn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10" draw:layer="layout" svg:width="24.34cm" svg:height="7.766cm" svg:x="1.568cm" svg:y="0.901cm">
          <draw:text-box>
            <text:p text:style-name="P5"><text:span text:style-name="T11">7</text:span><text:span text:style-name="T12">O Israel, hope in the LORD! For with the LORD there is steadfast love,</text:span></text:p>
            <text:p text:style-name="P5"><text:span text:style-name="T13"><text:s text:c="6"/></text:span><text:span text:style-name="T8">and with him is plentiful redemption.</text:span></text:p>
            <text:p text:style-name="P7"><text:span text:style-name="T11">8</text:span><text:span text:style-name="T12">And he will redeem Israel</text:span></text:p>
            <text:p text:style-name="P5"><text:span text:style-name="T13"><text:s text:c="6"/></text:span><text:span text:style-name="T8">from all his iniquit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12" draw:layer="layout" svg:width="24.638cm" svg:height="6.263cm" svg:x="1.501cm" svg:y="0.747cm">
          <draw:text-box>
            <text:p text:style-name="P11"><text:span text:style-name="T8">Glory be to the Father and to the Son</text:span></text:p>
            <text:p text:style-name="P11"><text:span text:style-name="T8">and to the Holy Ghost;</text:span></text:p>
            <text:p text:style-name="P11"><text:span text:style-name="T8">as it was in the beginning, is now,</text:span></text:p>
            <text:p text:style-name="P11"><text:span text:style-name="T8">and ever shall be, world without end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3:39:09.458000000</meta:creation-date>
    <dc:title>Hymn template</dc:title>
    <meta:editing-duration>PT15M24S</meta:editing-duration>
    <meta:editing-cycles>9</meta:editing-cycles>
    <meta:generator>LibreOffice/6.0.1.1$Windows_X86_64 LibreOffice_project/60bfb1526849283ce2491346ed2aa51c465abfe6</meta:generator>
    <meta:initial-creator>Arthur Hoch</meta:initial-creator>
    <dc:date>2018-06-07T14:20:48.181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6-02T13:39:09.158000000"/>
  </office:meta>
</office:document-meta>
</file>